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style="normal" style:text-underline-style="none" fo:font-weight="normal" officeooo:rsid="00c49094" officeooo:paragraph-rsid="00c49094"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fo:font-size="12pt" fo:language="fr" fo:country="FR" fo:font-style="normal" style:text-underline-style="none" fo:font-weight="normal" officeooo:rsid="00c49094" officeooo:paragraph-rsid="00c5aa96"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fo:font-size="12pt" fo:language="fr" fo:country="FR" fo:font-style="normal" style:text-underline-style="none" fo:font-weight="normal" officeooo:rsid="00c98214" officeooo:paragraph-rsid="00c98214"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fo:font-size="12pt" fo:language="fr" fo:country="FR" fo:font-style="normal" style:text-underline-style="none" fo:font-weight="normal" officeooo:rsid="00caf3a8" officeooo:paragraph-rsid="00caf3a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fo:font-size="12pt" fo:language="fr" fo:country="FR" fo:font-style="normal" style:text-underline-style="none" fo:font-weight="normal" officeooo:rsid="00c5aa96" officeooo:paragraph-rsid="00c5aa9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fo:font-size="12pt" fo:language="fr" fo:country="FR" fo:font-style="normal" style:text-underline-style="none" fo:font-weight="normal" officeooo:rsid="00cfb9e1" officeooo:paragraph-rsid="00cfb9e1"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fo:font-size="12pt" fo:language="fr" fo:country="FR" fo:font-style="normal" style:text-underline-style="none" fo:font-weight="normal" officeooo:rsid="00d14722" officeooo:paragraph-rsid="00d14722"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fo:font-size="12pt" fo:language="fr" fo:country="FR" fo:font-style="normal" style:text-underline-style="none" fo:font-weight="normal" officeooo:rsid="00d2bc21" officeooo:paragraph-rsid="00d2bc21"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fo:font-size="12pt" fo:language="fr" fo:country="FR" fo:font-style="normal" style:text-underline-style="none" fo:font-weight="normal" officeooo:rsid="00d462fc" officeooo:paragraph-rsid="00d462fc"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fo:font-size="12pt" fo:language="fr" fo:country="FR" fo:font-style="normal" style:text-underline-style="none" fo:font-weight="normal" officeooo:rsid="00d6204e" officeooo:paragraph-rsid="00d6204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c9211e" fo:font-size="12pt" fo:language="fr" fo:country="FR" fo:font-style="italic" style:text-underline-style="solid" style:text-underline-width="auto" style:text-underline-color="font-color" fo:font-weight="bold" officeooo:rsid="00c49094" officeooo:paragraph-rsid="00c49094" style:font-size-asian="10.5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color="#c9211e" fo:font-size="16pt" fo:language="fr" fo:country="FR" fo:font-style="italic" style:text-underline-style="solid" style:text-underline-width="auto" style:text-underline-color="font-color" fo:font-weight="bold" officeooo:rsid="00caf3a8" officeooo:paragraph-rsid="00caf3a8"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color="#c9211e" fo:font-size="16pt" fo:language="fr" fo:country="FR" fo:font-style="italic" style:text-underline-style="solid" style:text-underline-width="auto" style:text-underline-color="font-color" fo:font-weight="bold" officeooo:rsid="00d2bc21" officeooo:paragraph-rsid="00d2bc21" style:font-size-asian="16pt" style:font-style-asian="italic" style:font-weight-asian="bold" style:font-size-complex="16pt" style:font-style-complex="italic" style:font-weight-complex="bold"/>
    </style:style>
    <style:style style:name="P14" style:family="paragraph" style:parent-style-name="List_20_Paragraph">
      <style:paragraph-properties fo:margin-left="1.905cm" fo:margin-right="0cm" fo:margin-top="0cm" fo:margin-bottom="0cm" loext:contextual-spacing="true" fo:line-height="100%" fo:text-indent="0cm" style:auto-text-indent="false"/>
      <style:text-properties fo:color="#ff0000" officeooo:paragraph-rsid="00d8f4ba"/>
    </style:style>
    <style:style style:name="P15" style:family="paragraph" style:parent-style-name="List_20_Paragraph">
      <style:paragraph-properties fo:margin-left="1.905cm" fo:margin-right="0cm" fo:margin-top="0cm" fo:margin-bottom="0cm" loext:contextual-spacing="true" fo:line-height="100%" fo:text-indent="0cm" style:auto-text-indent="false"/>
      <style:text-properties fo:color="#ff0000" officeooo:paragraph-rsid="00e91475"/>
    </style:style>
    <style:style style:name="P16" style:family="paragraph" style:parent-style-name="List_20_Paragraph">
      <style:paragraph-properties fo:margin-left="1.905cm" fo:margin-right="0cm" fo:text-indent="0cm" style:auto-text-indent="false"/>
      <style:text-properties fo:color="#ff0000" officeooo:paragraph-rsid="00d8ff21"/>
    </style:style>
    <style:style style:name="P17" style:family="paragraph" style:parent-style-name="List_20_Paragraph">
      <style:paragraph-properties fo:margin-left="-0.751cm" fo:margin-right="0cm" fo:text-indent="0cm" style:auto-text-indent="false"/>
      <style:text-properties officeooo:paragraph-rsid="00d8ff21"/>
    </style:style>
    <style:style style:name="P18" style:family="paragraph" style:parent-style-name="List_20_Paragraph">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d6204e" officeooo:paragraph-rsid="00d9a9db" style:font-size-asian="10.5pt" style:font-style-asian="normal" style:font-weight-asian="normal" style:font-size-complex="12pt" style:font-style-complex="normal" style:font-weight-complex="normal"/>
    </style:style>
    <style:style style:name="P19" style:family="paragraph" style:parent-style-name="List_20_Paragraph">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d9a9db" officeooo:paragraph-rsid="00d9a9db" style:font-size-asian="10.5pt" style:font-style-asian="normal" style:font-weight-asian="normal" style:font-size-complex="12pt" style:font-style-complex="normal" style:font-weight-complex="normal"/>
    </style:style>
    <style:style style:name="P20" style:family="paragraph" style:parent-style-name="List_20_Paragraph">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db4098" officeooo:paragraph-rsid="00db4098" style:font-size-asian="10.5pt" style:font-style-asian="normal" style:font-weight-asian="normal" style:font-size-complex="12pt" style:font-style-complex="normal" style:font-weight-complex="normal"/>
    </style:style>
    <style:style style:name="P21" style:family="paragraph" style:parent-style-name="List_20_Paragraph">
      <style:paragraph-properties fo:margin-left="-0.751cm" fo:margin-right="0cm" fo:text-align="start" style:justify-single-word="false" fo:text-indent="0cm" style:auto-text-indent="false"/>
      <style:text-properties fo:color="#c9211e" fo:font-size="20pt" fo:language="fr" fo:country="FR" fo:font-style="italic" style:text-underline-style="solid" style:text-underline-width="auto" style:text-underline-color="font-color" fo:font-weight="bold" officeooo:rsid="00d9a9db" officeooo:paragraph-rsid="00d9a9db" style:font-size-asian="20pt" style:font-style-asian="italic" style:font-weight-asian="bold" style:font-size-complex="20pt" style:font-style-complex="italic" style:font-weight-complex="bold"/>
    </style:style>
    <style:style style:name="P22"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9a9db" officeooo:paragraph-rsid="00d9a9db" style:font-size-asian="10.5pt" style:font-style-asian="normal" style:font-weight-asian="normal" style:font-size-complex="12pt" style:font-style-complex="normal" style:font-weight-complex="normal"/>
    </style:style>
    <style:style style:name="P23"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b4098" officeooo:paragraph-rsid="00db4098" style:font-size-asian="10.5pt" style:font-style-asian="normal" style:font-weight-asian="normal" style:font-size-complex="12pt" style:font-style-complex="normal" style:font-weight-complex="normal"/>
    </style:style>
    <style:style style:name="P24"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d20ec" officeooo:paragraph-rsid="00dd20ec" style:font-size-asian="10.5pt" style:font-style-asian="normal" style:font-weight-asian="normal" style:font-size-complex="12pt" style:font-style-complex="normal" style:font-weight-complex="normal"/>
    </style:style>
    <style:style style:name="P25"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d2c6f" officeooo:paragraph-rsid="00dd2c6f" style:font-size-asian="10.5pt" style:font-style-asian="normal" style:font-weight-asian="normal" style:font-size-complex="12pt" style:font-style-complex="normal" style:font-weight-complex="normal"/>
    </style:style>
    <style:style style:name="P26"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d2c6f" officeooo:paragraph-rsid="00df87d0" style:font-size-asian="10.5pt" style:font-style-asian="normal" style:font-weight-asian="normal" style:font-size-complex="12pt" style:font-style-complex="normal" style:font-weight-complex="normal"/>
    </style:style>
    <style:style style:name="P27"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f87d0" officeooo:paragraph-rsid="00df87d0" style:font-size-asian="10.5pt" style:font-style-asian="normal" style:font-weight-asian="normal" style:font-size-complex="12pt" style:font-style-complex="normal" style:font-weight-complex="normal"/>
    </style:style>
    <style:style style:name="P28"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df87d0" officeooo:paragraph-rsid="00e175f6" style:font-size-asian="10.5pt" style:font-style-asian="normal" style:font-weight-asian="normal" style:font-size-complex="12pt" style:font-style-complex="normal" style:font-weight-complex="normal"/>
    </style:style>
    <style:style style:name="P29"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3153b" officeooo:paragraph-rsid="00e3153b" style:font-size-asian="10.5pt" style:font-style-asian="normal" style:font-weight-asian="normal" style:font-size-complex="12pt" style:font-style-complex="normal" style:font-weight-complex="normal"/>
    </style:style>
    <style:style style:name="P30"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33fb9" officeooo:paragraph-rsid="00e33fb9" style:font-size-asian="10.5pt" style:font-style-asian="normal" style:font-weight-asian="normal" style:font-size-complex="12pt" style:font-style-complex="normal" style:font-weight-complex="normal"/>
    </style:style>
    <style:style style:name="P31"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36d70" officeooo:paragraph-rsid="00e36d70" style:font-size-asian="10.5pt" style:font-style-asian="normal" style:font-weight-asian="normal" style:font-size-complex="12pt" style:font-style-complex="normal" style:font-weight-complex="normal"/>
    </style:style>
    <style:style style:name="P32"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4b7d5" officeooo:paragraph-rsid="00e4b7d5" style:font-size-asian="10.5pt" style:font-style-asian="normal" style:font-weight-asian="normal" style:font-size-complex="12pt" style:font-style-complex="normal" style:font-weight-complex="normal"/>
    </style:style>
    <style:style style:name="P33"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51def" officeooo:paragraph-rsid="00e51def" style:font-size-asian="10.5pt" style:font-style-asian="normal" style:font-weight-asian="normal" style:font-size-complex="12pt" style:font-style-complex="normal" style:font-weight-complex="normal"/>
    </style:style>
    <style:style style:name="P34"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648c4" officeooo:paragraph-rsid="00e648c4" style:font-size-asian="10.5pt" style:font-style-asian="normal" style:font-weight-asian="normal" style:font-size-complex="12pt" style:font-style-complex="normal" style:font-weight-complex="normal"/>
    </style:style>
    <style:style style:name="P35"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719df" officeooo:paragraph-rsid="00e719df" style:font-size-asian="10.5pt" style:font-style-asian="normal" style:font-weight-asian="normal" style:font-size-complex="12pt" style:font-style-complex="normal" style:font-weight-complex="normal"/>
    </style:style>
    <style:style style:name="P36"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175f6" officeooo:paragraph-rsid="00e175f6" style:font-size-asian="10.5pt" style:font-style-asian="normal" style:font-weight-asian="normal" style:font-size-complex="12pt" style:font-style-complex="normal" style:font-weight-complex="normal"/>
    </style:style>
    <style:style style:name="P37" style:family="paragraph" style:parent-style-name="List_20_Paragraph">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81d7b" officeooo:paragraph-rsid="00e81d7b" style:font-size-asian="10.5pt" style:font-style-asian="normal" style:font-weight-asian="normal" style:font-size-complex="12pt" style:font-style-complex="normal" style:font-weight-complex="normal"/>
    </style:style>
    <style:style style:name="P38" style:family="paragraph" style:parent-style-name="List_20_Paragraph">
      <style:paragraph-properties fo:margin-left="-0.751cm" fo:margin-right="0cm" fo:text-align="start" style:justify-single-word="false" fo:text-indent="0cm" style:auto-text-indent="false"/>
      <style:text-properties fo:color="#000000" fo:font-size="20pt" fo:language="fr" fo:country="FR" fo:font-style="italic" style:text-underline-style="solid" style:text-underline-width="auto" style:text-underline-color="font-color" fo:font-weight="bold" officeooo:rsid="00d9a9db" officeooo:paragraph-rsid="00d9a9db" style:font-size-asian="20pt" style:font-style-asian="italic" style:font-weight-asian="bold" style:font-size-complex="20pt" style:font-style-complex="italic" style:font-weight-complex="bold"/>
    </style:style>
    <style:style style:name="P39" style:family="paragraph" style:parent-style-name="Standard">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d2bc21" officeooo:paragraph-rsid="00d8f4ba"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751cm" fo:margin-right="0cm" fo:text-align="start" style:justify-single-word="false" fo:text-indent="0cm" style:auto-text-indent="false"/>
      <style:text-properties fo:color="#000000" fo:font-size="12pt" fo:language="fr" fo:country="FR" fo:font-style="normal" style:text-underline-style="none" fo:font-weight="normal" officeooo:rsid="00e81d7b" officeooo:paragraph-rsid="00e91475"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751cm" fo:margin-right="0cm" fo:text-indent="0cm" style:auto-text-indent="false"/>
      <style:text-properties officeooo:paragraph-rsid="00e91475"/>
    </style:style>
    <style:style style:name="P42" style:family="paragraph" style:parent-style-name="List_20_Paragraph">
      <style:paragraph-properties fo:margin-left="-0.751cm" fo:margin-right="0cm" fo:text-indent="1.002cm" style:auto-text-indent="false"/>
      <style:text-properties officeooo:paragraph-rsid="00d8ff21"/>
    </style:style>
    <style:style style:name="P43" style:family="paragraph" style:parent-style-name="List_20_Paragraph">
      <style:paragraph-properties fo:margin-left="-0.751cm" fo:margin-right="0cm" fo:text-indent="2cm" style:auto-text-indent="false"/>
      <style:text-properties officeooo:paragraph-rsid="00d8ff21"/>
    </style:style>
    <style:style style:name="P44" style:family="paragraph" style:parent-style-name="Standard">
      <style:paragraph-properties fo:margin-left="-0.751cm" fo:margin-right="0cm" fo:text-indent="2cm" style:auto-text-indent="false"/>
      <style:text-properties officeooo:paragraph-rsid="00d8f4ba"/>
    </style:style>
    <style:style style:name="P45" style:family="paragraph" style:parent-style-name="Standard">
      <style:paragraph-properties fo:margin-left="-0.751cm" fo:margin-right="0cm" fo:text-indent="2cm" style:auto-text-indent="false"/>
      <style:text-properties officeooo:paragraph-rsid="00e91475"/>
    </style:style>
    <style:style style:name="P46" style:family="paragraph" style:parent-style-name="Standard">
      <style:paragraph-properties fo:margin-left="0cm" fo:margin-right="0cm" fo:text-indent="0cm" style:auto-text-indent="false"/>
      <style:text-properties officeooo:paragraph-rsid="00d8f4ba"/>
    </style:style>
    <style:style style:name="P47" style:family="paragraph" style:parent-style-name="Standard">
      <style:paragraph-properties fo:margin-left="-1cm" fo:margin-right="0cm" fo:margin-top="0cm" fo:margin-bottom="0cm" loext:contextual-spacing="false" fo:line-height="100%" fo:text-indent="0cm" style:auto-text-indent="false"/>
      <style:text-properties fo:color="#ff0000" officeooo:paragraph-rsid="00e91475"/>
    </style:style>
    <style:style style:name="P48" style:family="paragraph" style:parent-style-name="Standard">
      <style:paragraph-properties fo:margin-left="-0.751cm" fo:margin-right="0cm" fo:text-align="start" style:justify-single-word="false" fo:text-indent="0cm" style:auto-text-indent="false"/>
      <style:text-properties fo:color="#ff0000" fo:font-size="12pt" fo:language="fr" fo:country="FR" fo:font-style="normal" style:text-underline-style="none" fo:font-weight="normal" officeooo:rsid="00e81d7b" officeooo:paragraph-rsid="00e91475" style:font-size-asian="10.5pt" style:font-style-asian="normal" style:font-weight-asian="normal" style:font-size-complex="12pt" style:font-style-complex="normal" style:font-weight-complex="normal"/>
    </style:style>
    <style:style style:name="P49" style:family="paragraph" style:parent-style-name="List_20_Paragraph" style:list-style-name="WWNum8">
      <style:paragraph-properties fo:margin-left="0.25cm" fo:margin-right="0cm" fo:margin-top="0cm" fo:margin-bottom="0cm" loext:contextual-spacing="true" fo:line-height="100%" fo:text-indent="-1.27cm" style:auto-text-indent="false"/>
      <style:text-properties fo:color="#ff0000" officeooo:paragraph-rsid="00d8f4ba"/>
    </style:style>
    <style:style style:name="P50" style:family="paragraph" style:parent-style-name="List_20_Paragraph" style:list-style-name="WWNum8">
      <style:paragraph-properties fo:margin-left="0.25cm" fo:margin-right="0cm" fo:text-indent="-1.27cm" style:auto-text-indent="false"/>
      <style:text-properties fo:color="#ff0000" officeooo:paragraph-rsid="00d8ff21"/>
    </style:style>
    <style:style style:name="T1" style:family="text">
      <style:text-properties fo:color="#c9211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 style:family="text">
      <style:text-properties fo:color="#c9211e" fo:font-size="16pt" fo:font-style="italic" style:text-underline-style="solid" style:text-underline-width="auto" style:text-underline-color="font-color" fo:font-weight="bold" officeooo:rsid="009be11d" style:font-size-asian="16pt" style:font-style-asian="italic" style:font-weight-asian="bold" style:font-size-complex="16pt" style:font-style-complex="italic" style:font-weight-complex="bold"/>
    </style:style>
    <style:style style:name="T3" style:family="text">
      <style:text-properties fo:color="#c9211e" fo:font-size="16pt" fo:font-style="italic" style:text-underline-style="solid" style:text-underline-width="auto" style:text-underline-color="font-color" fo:font-weight="bold" officeooo:rsid="00cb4caf" style:font-size-asian="16pt" style:font-style-asian="italic" style:font-weight-asian="bold" style:font-size-complex="16pt" style:font-style-complex="italic" style:font-weight-complex="bold"/>
    </style:style>
    <style:style style:name="T4" style:family="text">
      <style:text-properties fo:color="#c9211e" fo:font-style="italic" style:font-style-asian="italic" style:font-style-complex="italic"/>
    </style:style>
    <style:style style:name="T5" style:family="text">
      <style:text-properties fo:color="#c9211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6" style:family="text">
      <style:text-properties fo:color="#c9211e" fo:font-size="20pt" fo:font-style="italic" style:text-underline-style="solid" style:text-underline-width="auto" style:text-underline-color="font-color" fo:font-weight="bold" officeooo:rsid="00d9a9db" style:font-size-asian="20pt" style:font-style-asian="italic" style:font-weight-asian="bold" style:font-size-complex="20pt" style:font-style-complex="italic" style:font-weight-complex="bold"/>
    </style:style>
    <style:style style:name="T7" style:family="text">
      <style:text-properties officeooo:rsid="00c5aa96"/>
    </style:style>
    <style:style style:name="T8" style:family="text">
      <style:text-properties officeooo:rsid="00c8ff94"/>
    </style:style>
    <style:style style:name="T9" style:family="text">
      <style:text-properties officeooo:rsid="00c98214"/>
    </style:style>
    <style:style style:name="T10" style:family="text">
      <style:text-properties officeooo:rsid="00caf3a8"/>
    </style:style>
    <style:style style:name="T11" style:family="text">
      <style:text-properties officeooo:rsid="00cd3a36"/>
    </style:style>
    <style:style style:name="T12" style:family="text">
      <style:text-properties fo:color="#000000"/>
    </style:style>
    <style:style style:name="T13" style:family="text">
      <style:text-properties fo:color="#000000" officeooo:rsid="00d9a9db"/>
    </style:style>
    <style:style style:name="T14" style:family="text">
      <style:text-properties fo:color="#000000" officeooo:rsid="00db4098"/>
    </style:style>
    <style:style style:name="T15" style:family="text">
      <style:text-properties fo:color="#000000" officeooo:rsid="00dd20ec"/>
    </style:style>
    <style:style style:name="T16" style:family="text">
      <style:text-properties officeooo:rsid="00db4098"/>
    </style:style>
    <style:style style:name="T17" style:family="text">
      <style:text-properties officeooo:rsid="00e175f6"/>
    </style:style>
    <style:style style:name="T18" style:family="text">
      <style:text-properties officeooo:rsid="00e33fb9"/>
    </style:style>
    <style:style style:name="T19" style:family="text">
      <style:text-properties officeooo:rsid="00e51def"/>
    </style:style>
    <style:style style:name="T20" style:family="text">
      <style:text-properties officeooo:rsid="00e719df"/>
    </style:style>
    <style:style style:name="T21" style:family="text">
      <style:text-properties fo:color="#ff0000"/>
    </style:style>
    <style:style style:name="T22" style:family="text">
      <style:text-properties fo:color="#ff0000" style:font-name-asian="MetaNormalLF-Roman" style:font-name-complex="Arial"/>
    </style:style>
    <style:style style:name="T23" style:family="text">
      <style:text-properties style:text-position="super 58%"/>
    </style:style>
    <style:style style:name="T24" style:family="text">
      <style:text-properties fo:font-weight="bold" style:font-weight-asian="bold" style:font-weight-complex="bold"/>
    </style:style>
    <style:style style:name="T25" style:family="text">
      <style:text-properties fo:font-weight="bold" officeooo:rsid="00c5aa96" style:font-weight-asian="bold" style:font-weight-complex="bold"/>
    </style:style>
    <style:style style:name="T26" style:family="text">
      <style:text-properties fo:font-weight="bold" officeooo:rsid="00c8ff94" style:font-weight-asian="bold" style:font-weight-complex="bold"/>
    </style:style>
    <style:style style:name="T27" style:family="text">
      <style:text-properties fo:font-weight="bold" officeooo:rsid="00c98214" style:font-weight-asian="bold" style:font-weight-complex="bold"/>
    </style:style>
    <style:style style:name="T28" style:family="text">
      <style:text-properties fo:font-weight="bold" officeooo:rsid="00e9c3ca"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L</text:span><text:span text:style-name="T1">eçon 8 : Leçon 8 Le temps et les roches</text:span></text:p>
      <text:p text:style-name="P11"/>
      <text:p text:style-name="P11"/>
      <text:p text:style-name="P11"/>
      <text:p text:style-name="P11"/>
      <text:p text:style-name="P1"><text:span text:style-name="T1">Constat :</text:span> Les géologue sont capable de reconstituer les event géologique qui se sont produit dans le passé en observant les indices que constitue les roches. En effet ces dernière selon leurs organisation strates, les plis, les failles ou les fossiles quelles contiennent permettent de dater la succession des event les un par rapport au autres. On parle de chronologie relative et ces avec elle que la géologie est née ;<text:span text:style-name="T4"> La chronologie relativent regroupe l’ensemble des méthode de datation permettent d’ordonner chronologiquement des event chronologique les un par rapport au autres.</text:span></text:p>
      <text:p text:style-name="P1">5 principe fondamentaux son utiliser en chronologie relative :</text:p>
      <text:p text:style-name="P2"/>
      <text:p text:style-name="P2">-<text:span text:style-name="T25">Le principe de superposition</text:span><text:span text:style-name="T7">. Quand les roches sont organisé en strate, comme pour les roches sédimentaire et les roches volcanique, un roche est toujours plus jeune que la roche quelle recouvre.</text:span></text:p>
      <text:p text:style-name="P5">ATTENTION car quand se roche on subit des event tectoniques important il arrive fréquament que l’ordre normal des roche puisse etre inversé.</text:p>
      <text:p text:style-name="P2"/>
      <text:p text:style-name="P5">- <text:span text:style-name="T24">Le principe de continuité</text:span>. Une strate a le même age sur toute sa longeur. Si cette strate est interompue est quue <text:s/>l’on retrouve un peu plus loin alors les 2 séparé ont aussi le meme age. ATTENTION il faut souvent recouper plusieurs indice pour consideré deux strate disttante du même age car parfois 2 roche peuvent avoir les même caracteristique mais etre d’age different ou au contraire ne pas avoir exactement les même caractéristique et pourtant etre du même age.</text:p>
      <text:p text:style-name="P2"/>
      <text:p text:style-name="P2">-<text:span text:style-name="T25">Le principe de recoupement</text:span><text:span text:style-name="T7">. Toute structure qui en recoupe une autres lui est postérieure. C’est le cas de l’intrusion de matériel volcanique de la mise en place de faille de plis ou encore d’un épisode d’érosion.</text:span></text:p>
      <text:p text:style-name="P2"/>
      <text:p text:style-name="P2">-<text:span text:style-name="T26">Le principe d’inclusion</text:span><text:span text:style-name="T8">. Toute objet incluse totalement dans un autres lui est antérieure c’est le cas des inclusion de péridotite dans le basalte par exemple.</text:span></text:p>
      <text:p text:style-name="P2"/>
      <text:p text:style-name="P2">-<text:span text:style-name="T27">Le principe d’</text:span><text:span text:style-name="T28">identité paléontologique </text:span><text:span text:style-name="T9">. Certain espèce fossile ont vécu peut de temps mais sur de vaste étendu géographique. On les appelles des fossile stratigraphique deux couche quui présente les même fossile stratigraphique sont de même age. Ce principe est plus fiable que le principe de continuité.</text:span></text:p>
      <text:p text:style-name="P2"/>
      <text:p text:style-name="P3">Grace a ces divers principe ont peut mettre en évidence des surface dite discordante ( ou discordance) quand des strate on subit des event géologique comme des plissement puis quelles ont était érode et enfin recouverte de roche qui n’ont pas subit ces même event. Les qsuatre premier principe sont appeler les princcipe de relation géometrique. UN sixieme ety dernier principent doit <text:span text:style-name="T10">être</text:span> <text:span text:style-name="T10">évoquer</text:span> le principe d’actualisme qui stipulent que les <text:span text:style-name="T10">loi</text:span> qui regissent les phenomene <text:span text:style-name="T10">géologique</text:span> actuelle <text:span text:style-name="T10">l</text:span>es <text:span text:style-name="T10">régissez</text:span> aussi de la même façon dans le passée </text:p>
      <text:p text:style-name="P3"/>
      <text:p text:style-name="P3"/>
      <text:p text:style-name="P4"><text:span text:style-name="T3">PB :</text:span>On vas cherchez a appliquer les principe des relation <text:span text:style-name="T11">géométrique</text:span> pour reconstituer quelque event <text:span text:style-name="T11">géologique</text:span> de notre région.</text:p>
      <text:p text:style-name="P4"/>
      <text:p text:style-name="P4"/>
      <text:p text:style-name="P4"/>
      <text:p text:style-name="P12">Strategie :</text:p>
      <text:p text:style-name="P4">-observer sur le terrain ou sur une carte les pli les faille les preuve d’érosion.</text:p>
      <text:p text:style-name="P4"><text:soft-page-break/>-en deduire la chronologie des event</text:p>
      <text:p text:style-name="P6">légende carte géologique :</text:p>
      <text:p text:style-name="P6">-classée par age en bas les plus veille en haut les plus jeunes </text:p>
      <text:p text:style-name="P6"/>
      <text:p text:style-name="P7">faille inverse : met du vieux sur du jeunes </text:p>
      <text:p text:style-name="P7"/>
      <text:list xml:id="list4044625266" text:style-name="WWNum8">
        <text:list-item>
          <text:p text:style-name="P49">Application des principes des relations géométriques des roches de notre région et chronologie relative :</text:p>
        </text:list-item>
      </text:list>
      <text:p text:style-name="P14"/>
      <text:p text:style-name="P44">Notre région est d’une grande richesse géologique car elle a subi de très nombreux évènements géologiques depuis plus de 500 Ma au moins. </text:p>
      <text:p text:style-name="P44">Autour de Sussargues, on a pu démontrer l’accumulation de sédiments d’abord marins au début du Crétacé puis lacustres et palustres au début de l’ère tertiaire ce qui veut dire que la mer s’est retirée au Crétacé. Ces dépôts ont subi quelques plissements en lien avec la mise en place des Alpes et des Pyrénées puis une forte érosion. Plus tard, au Miocène, la mer est revenue ce qui a entraîné la mise en place de sédiments océaniques, avant qu'elle ne reparte ce qui a à nouveau entraîné une érosion.</text:p>
      <text:p text:style-name="P44">Le début de cette histoire est confirmé du côté de Montferrier où certaines roches du Crétacé renferment des débris d’œufs et d’os de Dinosaures ainsi que des traces de la mise en place de lacs et marais avant un plissement généralisé des roches. Mais le fait marquant est la présence d’un massif basaltique qui recoupe toutes ces roches et qui témoigne d’une activité volcanique dans notre région, assez récemment, à l’ère quaternaire.</text:p>
      <text:p text:style-name="P46"><text:tab/>Enfin, la géologie du Pic Saint Loup et de l’Hortus est plus complexe. Après l’accumulation d’une grande quantité de sédiments marins pendant le Jurassique et le début du Crétacé, la surrection des Pyrénées et des Alpes à l’ère tertiaire a entraîné un plissement de toutes ces roches et la mise en place de grandes failles qui ont surélevé les roches jusqu’à les rendre presque verticales avant de les éroder. Le Pic Saint Loup est le résultat de l’érosion de ces roches verticales du Jurassique. </text:p>
      <text:p text:style-name="P39"/>
      <text:p text:style-name="P39">CONCLUSION : Les principes géologiques des relations géométriques des roches sont bels et bien utiles pour reconstituer l’histoire géologique d’une région et donc sa chronologie relative.</text:p>
      <text:p text:style-name="P8"/>
      <text:p text:style-name="P8"><text:span text:style-name="T1">Constat : </text:span>Le principe d’identité paléontologique viens compléter les principes des relation géométrique des roche et permet de savoir que des strate on <text:s/>le même age. Il se base sur les fossile dit stratigraphique </text:p>
      <text:p text:style-name="P8"/>
      <text:p text:style-name="P8"/>
      <text:p text:style-name="P8"><text:span text:style-name="T1">PB :</text:span> On vas cherchez a comprendre pourquoi les fossile stratigraphique sont si utile en chronologie géologique <text:s/></text:p>
      <text:p text:style-name="P8"/>
      <text:p text:style-name="P8"/>
      <text:p text:style-name="P13">Stratégie :</text:p>
      <text:p text:style-name="P8">-étudier l’évolution de fossile stratigraphique dans les roches d’un endroit donner et comparer cette évolution avec un autre spot</text:p>
      <text:p text:style-name="P8"/>
      <text:p text:style-name="P8"/>
      <text:p text:style-name="P9">ce sont de bon moyen de dater les roche car :</text:p>
      <text:p text:style-name="P9">- on en trouve partout</text:p>
      <text:p text:style-name="P9">-évolution très rapide </text:p>
      <text:p text:style-name="P9">-celons les pays ou il y a les fossiles il peuvent trouver a quelle</text:p>
      <text:p text:style-name="P9"/>
      <text:p text:style-name="P9">les globotrucanidés marque les début du crétacée supérieure </text:p>
      <text:p text:style-name="P10"><text:soft-page-break/>pas une espèce spécifique au cenomanien <text:s text:c="2"/></text:p>
      <text:p text:style-name="P10"/>
      <text:list xml:id="list155604008458176" text:continue-numbering="true" text:style-name="WWNum8">
        <text:list-item>
          <text:p text:style-name="P50">Chronologie relative et fossiles stratigraphiques :</text:p>
        </text:list-item>
      </text:list>
      <text:p text:style-name="P16"/>
      <text:p text:style-name="P42">Grâce aux fossiles trouvés dans les roches sédimentaires, les géologues de la fin du XVIIIème siècle ont commencé à construire des échelles dites stratigraphiques au niveau local. Parmi tous les fossiles, ceux qu’ils trouvaient en quantité abondante étaient les plus simples à utiliser. Il pouvait s’agir de microfossiles comme les Foraminifères ou de macrofossiles comme les Ammonites et les Trilobites. Ces fossiles devaient aussi appartenir à des groupes qui ont évolué rapidement pour que certaines espèces puissent être caractéristiques d’une période de temps donnée, la plus courte possible. Ces 2 conditions inhérentes aux fossiles ont ainsi permis aux géologiques de se bâtir une échelle de temps locale et relative, jusqu’au début du XXème siècle. D’un coup d’œil, s’ils trouvaient tel ou tel fossile, ils étaient capables d’en déduire l’âge relatif de la roche qu’ils observaient.</text:p>
      <text:p text:style-name="P42"/>
      <text:p text:style-name="P42">Cependant, très rapidement s’est fait sentir le besoin de construire une échelle stratigraphique internationale. Un gros travail s’est engagé pour harmoniser au niveau mondial les diverses échelles locales. Pour cela, il a fallu ajouter une 3ème condition au choix des fossiles utiles. Ces fossiles devaient avoir une grande répartition géographique pour pouvoir établir des corrélations temporelles entre les diverses formations rocheuses tout autour de la planète. La règle est simple, deux roches qui possèdent les mêmes fossiles sont de même âge même si elles sont éloignées de milliers de km. </text:p>
      <text:p text:style-name="P17">S’il arrive que certains fossiles seuls puissent être caractéristiques d’une période de temps, c’est plus souvent l’association de divers fossiles qui permet d’être sûr de l’âge relatif d’une roche. Ces fossiles peuvent être du même genre, de la même famille, du même ordre etc ou pas. Tous les fossiles qui possèdent les 3 caractéristiques citées plus haut ont le statut de fossiles stratigraphiques et ils ont permis la construction de l’échelle stratigraphique internationale. La 1ère date de 1913 mais depuis, elle n’a cessé et ne cesse encore d’être enrichie car les données paléontologiques et les âges se précisent de plus en plus. Par exemple, on a longtemps cru que les Foraminifères Globotruncanidés avaient disparu à la fin du Crétacé mais on sait aujourd’hui qu’ils ont disparu plus tard.</text:p>
      <text:p text:style-name="P17"/>
      <text:p text:style-name="P43">Cette échelle débute avec l’âge estimé de la Terre (soit 4.6 Ga). Elle comprend 4 éons ou <text:span text:style-name="T24">éonthèmes</text:span> :</text:p>
      <text:p text:style-name="P17"><text:span text:style-name="T24">L’Hadéen, l’Archéen (qui a vu l’apparition de la vie), le Protérozoïque et le Phanérozoïque</text:span>. Les<text:span text:style-name="T24"> 3 premiers éons</text:span> sont souvent regroupés sous le terme de <text:span text:style-name="T24">Précambrien</text:span>.</text:p>
      <text:p text:style-name="P17"><text:span text:style-name="T24">Chaque éon est subdivisé en ères ou éranthèmes</text:span>. Les<text:span text:style-name="T24"> 3 ères du Phanérozoïque </text:span>qui sont les plus documentées. <text:span text:style-name="T24">L’ère primaire du phanérozoïque ou paléozoïque ; l’ère secondaire ou mésozoïque ; l’ère tertiaire ou cénozoïque. </text:span></text:p>
      <text:p text:style-name="P17">Les ères sont subdivisées en périodes (ou système) dont certaines portent des noms célèbres comme le Jurassique ou le Crétacé. Certaines de ces périodes conservent le souvenir des échelles stratigraphiques locales car leur nom dérive d’une zone géographique précise qui sert de référence à la description de cette période. C’est le cas du Permien qui a été décrit à proximité de la ville de Perm en Russie ou du Jurassique dont le nom dérive du Jura-souabe (sans « s »), une chaîne de Montagnes du Sud de l’Allemagne.</text:p>
      <text:p text:style-name="P17">NB : la désuète ère quaternaire a été intégrée au Cénozoïque. Elle est considérée actuellement comme une période.</text:p>
      <text:p text:style-name="P17">Les périodes sont enfin subdivisées en séries qui elles-mêmes sont subdivisées en étages.</text:p>
      <text:p text:style-name="P17">Ces diverses coupures dans les temps géologiques dépendent elles aussi de fossiles stratigraphiques. A chaque coupure correspond soit l’apparition soit la disparition de groupes fossiles. Par exemple, la disparition des Trilobites et d’autres groupes marque le passage entre le paléozoïque et le mésozoïque. Celle des Ammonites, des Dinosaures et d’autres groupes marque le passage entre le mésozoïque et le cénozoïque. L’apparition des petits animaux à coquille à l’instar des Foraminifères marque le début du phanérozoïque.</text:p>
      <text:p text:style-name="P17"/>
      <text:p text:style-name="P18"><text:soft-page-break/>CONCLUSION : Les fossiles stratigraphiques et leurs associations, ont permis de superposer des intervalles de temps, limités par des coupures d’ordres différents, d’abord au niveau local puis au niveau international. Ceci a abouti à la construction de l’outil de référence en chronologie relative, l’échelle stratigraphique.</text:p>
      <text:p text:style-name="P22"/>
      <text:p text:style-name="P22"/>
      <text:p text:style-name="P22"/>
      <text:p text:style-name="P38"/>
      <text:p text:style-name="P18"><text:span text:style-name="T6">Constat :</text:span><text:span text:style-name="T13"> <text:s/>Sur l’échelle </text:span><text:span text:style-name="T14">internationale</text:span><text:span text:style-name="T13"> on observe <text:s/>… datée en année. Les géologue sont donc capable en complémentarité de la chronologie relative de développé des méthode de </text:span><text:span text:style-name="T14">datation</text:span><text:span text:style-name="T13"> absolue et donc de chronologie absolue.</text:span></text:p>
      <text:p text:style-name="P19"><text:span text:style-name="T12">L’année </text:span><text:span text:style-name="T14">dernière</text:span><text:span text:style-name="T12"> nous avons </text:span><text:span text:style-name="T14">étudiait</text:span><text:span text:style-name="T12"> que la </text:span><text:span text:style-name="T14">découverte</text:span><text:span text:style-name="T12"> de la </text:span><text:span text:style-name="T14">radioactivité</text:span><text:span text:style-name="T12"> et du </text:span><text:span text:style-name="T14">phénomène</text:span><text:span text:style-name="T12"> de </text:span><text:span text:style-name="T14">décroissance</text:span><text:span text:style-name="T12"> </text:span><text:span text:style-name="T14">radioactive</text:span><text:span text:style-name="T12"> ont lancer la technique de chronologie absolue </text:span></text:p>
      <text:p text:style-name="P19"><text:span text:style-name="T14">Depuis</text:span><text:span text:style-name="T12"> le </text:span><text:span text:style-name="T14">début</text:span><text:span text:style-name="T12"> du 20 </text:span><text:span text:style-name="T14">siècle</text:span><text:span text:style-name="T12"> celle ci n’as cessé de </text:span><text:span text:style-name="T14">s’améliorer.</text:span></text:p>
      <text:p text:style-name="P22"/>
      <text:p text:style-name="P22"/>
      <text:p text:style-name="P19"><text:span text:style-name="T5">Pb :</text:span><text:span text:style-name="T12"> On vas cherchez a compr</text:span><text:span text:style-name="T14">e</text:span><text:span text:style-name="T12">ndre comment utiliser la physique de la </text:span><text:span text:style-name="T14">radioactivité</text:span><text:span text:style-name="T12"> pour dater absolue</text:span></text:p>
      <text:p text:style-name="P22"/>
      <text:p text:style-name="P21">Strat<text:span text:style-name="T16">égie</text:span> :</text:p>
      <text:p text:style-name="P19"><text:span text:style-name="T12">-comprendre les loi ph</text:span><text:span text:style-name="T14">y</text:span><text:span text:style-name="T12">sique de la décroissance radioactive et faire le lien avec le temps qui </text:span><text:span text:style-name="T14">s’écoule</text:span><text:span text:style-name="T12"> </text:span></text:p>
      <text:p text:style-name="P22">(voir fiche 26)</text:p>
      <text:p text:style-name="P22"/>
      <text:p text:style-name="P22"/>
      <text:p text:style-name="P23">Exercice 1 :</text:p>
      <text:p text:style-name="P23"/>
      <text:p text:style-name="P20"><text:span text:style-name="T12">1) le fragment de bois à </text:span><text:span text:style-name="T15">environs 4000 ans</text:span></text:p>
      <text:p text:style-name="P24">2) oui</text:p>
      <text:p text:style-name="P24">3)</text:p>
      <text:p text:style-name="P24"/>
      <text:p text:style-name="P25">Exercice 2</text:p>
      <text:p text:style-name="P25"/>
      <text:p text:style-name="P26">1)age gauche = 30932</text:p>
      <text:p text:style-name="P26">si </text:p>
      <text:p text:style-name="P26"/>
      <text:p text:style-name="P26"/>
      <text:p text:style-name="P27">Exercice 3</text:p>
      <text:p text:style-name="P27"/>
      <text:p text:style-name="P28">1) On ne peut pas utiliser <text:span text:style-name="T17">le C14 car les fossile sont trop vieux</text:span></text:p>
      <text:p text:style-name="P36">2) entre 5,5 et 6,22 Ma</text:p>
      <text:p text:style-name="P29">incertitude</text:p>
      <text:p text:style-name="P29">3)vrai</text:p>
      <text:p text:style-name="P29">4)<text:span text:style-name="T18">Age compris entre 5,8 et 6,2 surrement âgée de 5,9 Ma</text:span></text:p>
      <text:p text:style-name="P30">datation des roche qui l’entoure on peut estimer son age absolue </text:p>
      <text:p text:style-name="P30"/>
      <text:p text:style-name="P30"/>
      <text:p text:style-name="P30"/>
      <text:p text:style-name="P30"/>
      <text:p text:style-name="P30"/>
      <text:p text:style-name="P30"/>
      <text:p text:style-name="P30"><text:soft-page-break/>Exercice 4</text:p>
      <text:p text:style-name="P30"/>
      <text:p text:style-name="P30">1) age=</text:p>
      <text:p text:style-name="P31">surrement hendel</text:p>
      <text:p text:style-name="P31"/>
      <text:p text:style-name="P31"/>
      <text:p text:style-name="P31"/>
      <text:p text:style-name="P31">Exercice 5</text:p>
      <text:p text:style-name="P32">A RETENIR :</text:p>
      <text:p text:style-name="P32">-colone A toujour rentré les X</text:p>
      <text:p text:style-name="P32">-PB entre point et virgule sur libre office</text:p>
      <text:p text:style-name="P32">-penser a trier par valuer de X </text:p>
      <text:p text:style-name="P32">-penser mettre titre</text:p>
      <text:p text:style-name="P32">-courbe de tendence linéaire</text:p>
      <text:p text:style-name="P32">-<text:span text:style-name="T19">si pas belle courbe alors pass faire a=Yb_Ya</text:span></text:p>
      <text:p text:style-name="P32"/>
      <text:p text:style-name="P32"/>
      <text:p text:style-name="P32">1) Le granit a 3<text:span text:style-name="T19">09 Ma</text:span></text:p>
      <text:p text:style-name="P32"/>
      <text:p text:style-name="P33">a= Yb-Ya/Xb-Xa</text:p>
      <text:p text:style-name="P33">a= 0,004</text:p>
      <text:p text:style-name="P32"/>
      <text:p text:style-name="P32"/>
      <text:p text:style-name="P34">apprendre :</text:p>
      <text:p text:style-name="P34"><text:span text:style-name="T24">-concordia </text:span>t= courbe</text:p>
      <text:p text:style-name="P34">prendre roche mesurer 2 rapport</text:p>
      <text:p text:style-name="P34"><text:span text:style-name="T24">-discordia</text:span>= point non sur la courbe <text:span text:style-name="T20">moment ou droite coube le haut de la courbe cristalization et bas de la courbe methamorphisme <text:s/></text:span></text:p>
      <text:p text:style-name="P34"/>
      <text:p text:style-name="P34"/>
      <text:p text:style-name="P35">Exo 6 </text:p>
      <text:p text:style-name="P35"/>
      <text:p text:style-name="P35">Environs 200MA</text:p>
      <text:p text:style-name="P35"/>
      <text:p text:style-name="P35">Environs 2 Ga cristalisation </text:p>
      <text:p text:style-name="P35"/>
      <text:p text:style-name="P37">REFAIRE ALL EXO</text:p>
      <text:p text:style-name="P37"/>
      <text:p text:style-name="P37"/>
      <text:p text:style-name="P37"/>
      <text:p text:style-name="P47">III. Radioactivité et chronologie absolue :</text:p>
      <text:p text:style-name="P15"/>
      <text:p text:style-name="P45">De nombreux atomes possèdent des isotopes naturels radioactifs qui se désintègrent régulièrement et irréversiblement au cours du temps. L’isotope radioactif correspond à l’élément père et il se transforme en isotope radiogénique stable, l’élément fils. La vitesse de cette transformation est caractéristique de chaque élément père. La demi-vie ou période correspond à la durée nécessaire pour que la quantité d’isotope père diminue de moitié. Cette période T est reliée à la constante de désintégration de l’élément père selon <text:span text:style-name="T24">λ= ln2/T</text:span>. L’unité de cette constante est an<text:span text:style-name="T23">-1</text:span>.</text:p>
      <text:p text:style-name="P41">Comme les éléments père et fils n’ont pas la même masse, on peut les séparer et les doser à l’aide d’un spectromètre de masse. On trouve alors le nombre d’élément père restants et le nombre d’éléments fils à l’instant t des mesures dans un échantillon donné. Ces proportions d’éléments père et fils permettent de calculer depuis combien de temps se déroule la désintégration radioactive dans l’échantillon étudié.</text:p>
      <text:p text:style-name="P41"><text:soft-page-break/>Pour dater de manière absolue, les géologues disposent de divers couples d’isotopes père/fils qui diffèrent de par leur constante de désintégration. Le choix du couple à utiliser dépend d’abord de la présence des isotopes dans l’échantillon à tester. Ainsi, si on veut dater un fossile récent, on va utiliser le couple <text:span text:style-name="T23">14</text:span>C/ <text:span text:style-name="T23">14</text:span>N car le C est un des éléments constitutifs de base de la matière organique. Le choix dépend aussi de l’âge supposé de l’échantillon qui a pu être appréhendé par chronologie relative. En effet, si l’objet à dater est très vieux, il faut a priori utiliser un couple avec une constante de désintégration faible.</text:p>
      <text:p text:style-name="P41">La datation absolue peut se réaliser sur des objets de nature diverses : des roches, des minéraux ou des fossiles par exemple.</text:p>
      <text:p text:style-name="P41">Cette technique n’est fiable que si l’objet à dater est un système dit fermé c’est-à-dire s’il n’échange plus de P ni de F avec son environnement. Pour les roches magmatiques et métamorphiques ainsi que leurs minéraux, qui se prêtent bien à la datation absolue, le système est considéré comme fermé à la fin de la cristallisation (ce qui est parfois beaucoup plus tard que le début du refroidissement). Comme tous les minéraux ne cristallisent pas à la même température, ils ne se ferment pas au même moment. Ceci explique pourquoi les mesures isotopiques réalisées sur des minéraux différents de la même roche ne donnent pas exactement le même résultat.</text:p>
      <text:p text:style-name="P41">Pour les fossiles, le système est fermé à la mort de l’être vivant. Quant aux roches sédimentaires, ce sont rarement des objets que l’on peut dater de manière absolue car elles contiennent souvent des minéraux issus de l’érosion d’autres roches. Donc dater ces minéraux revient à dater les roches dans lesquelles ces minéraux se sont formés.</text:p>
      <text:p text:style-name="P41"/>
      <text:p text:style-name="P41">Au-delà de ces généralités, chaque couple père/fils a ses particularités qui font que les méthodes de datation varient d’un couple à l’autre. </text:p>
      <text:p text:style-name="P41">Le couple <text:span text:style-name="T23">14</text:span>C/<text:span text:style-name="T23">14</text:span>N utilisé pour dater des objets récents contenant de la matière organique, fournit un âge qui doit être calibré à l’aide d’une courbe expérimentale. Mais c’est un système assez simple à utiliser car on connaît la quantité d’isotope père à t=O. Il suffit donc de mesurer la radioactivité au temps t pour déduire l’âge. Dans le couple <text:span text:style-name="T23">40</text:span>K/<text:span text:style-name="T23">40</text:span>Ar, Ar est un gaz ce qui veut dire que tout l’Ar trouvé dans un échantillon provient de la désintégration de <text:span text:style-name="T23">40</text:span>K. Ceci pourrait faciliter les travaux mais <text:span text:style-name="T23">40</text:span>K peut aussi se désintégrer en <text:span text:style-name="T23">40</text:span>Ca ce dont il faut tenir compte pour dater de manière correcte un objet.</text:p>
      <text:p text:style-name="P41">Le couple <text:span text:style-name="T23">87</text:span>Rb/<text:span text:style-name="T23">87</text:span>Sr, très utilisé, nécessite la mesure d’un troisième isotope stable <text:span text:style-name="T23">86</text:span>Sr et une résolution graphique. Le coefficient directeur de la courbe construite appelée isochrone permet de déterminer l’âge de l’objet étudié.</text:p>
      <text:p text:style-name="P41">Quant aux deux couples U/Pb, on les associe pour dater un objet en utilisant une courbe appelée Concordia qui donne directement son âge. L’avantage de cette technique est que l’on peut aussi dater des réouvertures du système. En effet, lorsque les mesures sont en dehors de la Concordia (= alignement des points sur une droite appelée Discordia), non seulement on peut dater le moment de la formation de l’objet mais on peut aussi dater le moment de sa perturbation. Des minéraux particuliers, les zircons, sont très utilisés dans cette méthode car ils sont résistants, imperméables au plomb, et contiennent de l’uranium. Ces <text:span text:style-name="T24">zircons</text:span> sont souvent inclus dans d’autres minéraux, les biotites, et on peut voir sous le microscope des auréoles noires au niveau des zircons inclus, signe de la désintégration radioactive de l’uranium en plomb. </text:p>
      <text:p text:style-name="P41">Ainsi, les diverses méthodes de datation absolue permettent d’avoir accès directement à des âges souvent précis, des roches, de leurs minéraux, des fossiles etc. Elles permettent aussi de déduire indirectement la date des éruptions volcaniques du passé, la date à laquelle les hommes préhistoriques ont peint les grottes mais aussi et surtout elles permettent de dater les diverses coupures dans les temps géologiques. Elles sont donc complémentaires des méthodes de datation relative pour l’élaboration de l’échelle stratigraphique internationale moderne autant que ces méthodes de datation relative sont essentielles au choix du couple père/fils pour dater de manière absolue un objet. <text:s/></text:p>
      <text:p text:style-name="P41"><text:s/>Enfin, les expressions âge ou datation absolue ne doivent pas faire oublier que chaque mesure isotopique est entachée d’un certain degré d’incertitude et que donc l’âge calculé l’est lui aussi.</text:p>
      <text:p text:style-name="P41"><text:span text:style-name="T21">CONCLUSION : Les découvertes du début du XXème siècle sur la radioactivité, ont été mises en application en géologie pour dater de manière absolue les objets et les évènements géologiques mais </text:span><text:soft-page-break/><text:span text:style-name="T21">aussi paléontologiques et archéologiques. La naissance de cette chronologie absolue, basée sur divers couples élément père radioactif/élément fils radiogénique a permis d’enrichir et de préciser l’échelle stratigraphique internationale basée initialement sur la chronologie relative.</text:span></text:p>
      <text:p text:style-name="P48"/>
      <text:p text:style-name="P40"><text:span text:style-name="T21">BILAN : </text:span><text:span text:style-name="T22">Le temps qui passe s’inscrit dans les roches. L’être humain a réussi à reconstituer la chronologie des évènements qui se sont produits depuis la formation de la Terre d’abord en utilisant les principes des relations géométriques des roches et en identifiant la succession des fossiles stratigraphiques. Cette méthodologie de chronologie relative a permis la construction d’une échelle stratigraphique internationale. Puis, l’avènement des découvertes sur la radioactivité a entraîné le développement de diverses méthodes de chronologie absolue avec datation précise des évènements qui sont venues enrichir et préciser cette échelle stratigraphique. <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MetaNormalLF-Roman" svg:font-family="MetaNormalLF-Roman"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text:start-value="3">
        <style:list-level-properties text:list-level-position-and-space-mode="label-alignment">
          <style:list-level-label-alignment text:label-followed-by="listtab" fo:text-indent="-1.27cm" fo:margin-left="1.78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2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9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6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3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0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7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4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05T19:34:47.663000000</meta:creation-date>
    <dc:date>2022-10-31T15:56:02.860000000</dc:date>
    <meta:editing-duration>PT8H42M24S</meta:editing-duration>
    <meta:editing-cycles>115</meta:editing-cycles>
    <meta:generator>LibreOffice/6.3.5.2$Windows_X86_64 LibreOffice_project/dd0751754f11728f69b42ee2af66670068624673</meta:generator>
    <meta:document-statistic meta:table-count="0" meta:image-count="0" meta:object-count="0" meta:page-count="7" meta:paragraph-count="103" meta:word-count="2928" meta:character-count="18298" meta:non-whitespace-character-count="15439"/>
  </office:meta>
</office:document-meta>
</file>